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df35" officeooo:paragraph-rsid="000cdf35"/>
    </style:style>
    <style:style style:name="P2" style:family="paragraph" style:parent-style-name="Text_20_body">
      <style:text-properties fo:language="mk" fo:country="MK"/>
    </style:style>
    <style:style style:name="P3" style:family="paragraph" style:parent-style-name="Text_20_body">
      <style:text-properties fo:language="mk" fo:country="MK" officeooo:rsid="000cdf35" officeooo:paragraph-rsid="000cdf35"/>
    </style:style>
    <style:style style:name="P4" style:family="paragraph" style:parent-style-name="Text_20_body">
      <style:text-properties fo:language="mk" fo:country="MK" officeooo:paragraph-rsid="000f1375"/>
    </style:style>
    <style:style style:name="P5" style:family="paragraph" style:parent-style-name="Title">
      <style:text-properties fo:language="mk" fo:country="MK"/>
    </style:style>
    <style:style style:name="P6" style:family="paragraph" style:parent-style-name="Heading_20_1">
      <style:text-properties fo:language="mk" fo:country="MK"/>
    </style:style>
    <style:style style:name="P7" style:family="paragraph">
      <style:text-properties fo:language="mk" fo:country="MK"/>
    </style:style>
    <style:style style:name="T1" style:family="text">
      <style:text-properties fo:language="mk" fo:country="MK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Хаклаб КИКА</text:p>
      <text:p text:style-name="Text_20_body">Хаклабот КИКА е место за споделување и стекнување на знаење, место каде се собираат луѓе заинтересирани за технологија, компјутери, машини, електроника, слободен софтвер, слободна култура и др.</text:p>
      <text:p text:style-name="P2">Хаклабот служи како отворен простор каде заинтересираните можат да изработуваат најразлични проекти, заеднички или индивидуални.</text:p>
      <text:h text:style-name="P6" text:outline-level="1">Кога е отворено?</text:h>
      <text:p text:style-name="Text_20_body"><text:span text:style-name="T1">Провери на </text:span><text:a xlink:type="simple" xlink:href="https://status.spodeli.org/" text:style-name="Internet_20_link" text:visited-style-name="Visited_20_Internet_20_Link"><text:span text:style-name="T1">https://status.spodeli.org</text:span></text:a><text:span text:style-name="T1">.</text:span></text:p>
      <text:h text:style-name="P6" text:outline-level="1">ВАТ Д’ ХАК?</text:h>
      <text:p text:style-name="P4"><text:span text:style-name="T1">Хаклаби има секаде во светот. КИКА е еден од нив, а постои од 17-ти октомври 2009 г.</text:span></text:p>
      <text:p text:style-name="P3">Хаклаб КИКА е проект на Слободен софтвер Македонија</text:p>
      <text:h text:style-name="P6" text:outline-level="1">Зошто хаклаб?</text:h>
      <text:p text:style-name="P3">За да научиш нови работи од светот на софтверот и хардверот, за да најдеш помош за доразвивање на некои од твоите идеи што мислиш дека никогаш нема да ги реализираш, за да ти се средат проблемите во животот со дистрибуциите GNU/Linux, за да јадеш наполитанки додека не пукнеш, за да дознаеш како да се заштитиш на интернет и за да ги научиш правата кои ги поседуваш додека сурфаш, за слободно да пиеш филтер-кафе, за да добиеш добри насоки за програмата GNOME Women Outreach програмата, за да добиеш помош за Google Summer Of Codе и за да правиш многу многу други интересни работи.</text:p>
      <text:h text:style-name="P6" text:outline-level="1">Каде да ви пишам?</text:h>
      <text:p text:style-name="P1"><text:span text:style-name="T1">На </text:span><text:a xlink:type="simple" xlink:href="mailto:info@slobodensoftver.org.mk" text:style-name="Internet_20_link" text:visited-style-name="Visited_20_Internet_20_Link"><text:span text:style-name="T1">info@slobodensoftver.org.mk</text:span></text:a><text:span text:style-name="T1">.</text:span></text:p>
      <text:h text:style-name="P6" text:outline-level="1">Како да се приклучам?</text:h>
      <text:p text:style-name="P3">Едноставно, дојди на еден од редовните настани во КИКА.</text:p>
      <text:p text:style-name="P3">Хаклабот е јавен и отворен простор и добредојдени се сите што сакаат да се приклучат во тековните активности или да предложат нови. </text:p>
      <text:p text:style-name="P3">Членувањето не е задолжително, но ако сакаш да станеш член на КИКА и да ги поддржиш тековните активности, можеш, со упплаќање на месечна членарина од 20 евра.</text:p>
      <text:h text:style-name="P6" text:outline-level="1"><text:soft-page-break/>Каде да донирам?</text:h>
      <text:p text:style-name="P3">Трансакциска сметка:<text:line-break/>210-0570883401-10</text:p>
      <text:p text:style-name="P3">Приходна шифра:<text:line-break/>562 (Уплати за донации)</text:p>
      <text:p text:style-name="P3">Цел на дознака:<text:line-break/>Донација за проект КИКА</text:p>
      <text:h text:style-name="P6" text:outline-level="1">Адреса</text:h>
      <text:p text:style-name="P3">ул. Наум Наумовски Борче<text:line-break/>бр. 38, стан бр. 12<text:line-break/>1000 Скопје, Р. Македонија</text:p>
      <text:h text:style-name="P6" text:outline-level="1">Што значи КИКА?</text:h>
      <text:p text:style-name="P3">Кика е Информации, Култура, Автономиј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45:02.009965724</meta:creation-date>
    <dc:date>2018-09-21T11:07:34.281188376</dc:date>
    <meta:editing-duration>PT12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91" meta:character-count="1802" meta:non-whitespace-character-count="1534"/>
  </office:meta>
</office:document-meta>
</file>